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2.979cm" svg:x="1.001cm" svg:y="1.069cm">
          <draw:image xlink:href="../pngs/wald-intro-sec4-set-l.png" xlink:type="simple" xlink:show="embed" xlink:actuate="onLoad">
            <text:p/>
          </draw:image>
        </draw:frame>
        <draw:frame draw:style-name="gr1" draw:text-style-name="P1" draw:layer="layout" svg:width="6.773cm" svg:height="2.288cm" svg:x="9.982cm" svg:y="1.44cm">
          <draw:image xlink:href="../pngs/wald-intro-sec4-set-m-a.png" xlink:type="simple" xlink:show="embed" xlink:actuate="onLoad">
            <text:p/>
          </draw:image>
        </draw:frame>
        <draw:frame draw:style-name="gr1" draw:text-style-name="P1" draw:layer="layout" svg:width="8.81cm" svg:height="3.556cm" svg:x="1cm" svg:y="4.229cm">
          <draw:image xlink:href="../pngs/wald-intro-sec4-set-m-b.png" xlink:type="simple" xlink:show="embed" xlink:actuate="onLoad">
            <text:p/>
          </draw:image>
        </draw:frame>
        <draw:frame draw:style-name="gr1" draw:text-style-name="P1" draw:layer="layout" svg:width="6.161cm" svg:height="2.694cm" svg:x="9.982cm" svg:y="5.118cm">
          <draw:image xlink:href="../pngs/wald-var1-sec4-set-m-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10:43:05.135565000</meta:creation-date>
    <dc:date>2016-11-11T10:48:25.794531000</dc:date>
    <meta:editing-duration>PT54S</meta:editing-duration>
    <meta:editing-cycles>2</meta:editing-cycles>
    <meta:generator>LibreOffice/5.1.4.2$MacOSX_X86_64 LibreOffice_project/f99d75f39f1c57ebdd7ffc5f42867c12031db97a</meta:generator>
    <meta:document-statistic meta:object-count="4"/>
  </office:meta>
</office:document-meta>
</file>